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aille</text:p>
          </table:table-cell>
          <table:table-cell table:style-name="Default" office:value-type="string" calcext:value-type="string">
            <text:p>Poids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Ael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2]=&quot;H&quot;;45+ROUND(RAND()*10);42+ROUND(RAND()*10))" office:value-type="float" office:value="46" calcext:value-type="float">
            <text:p>46</text:p>
          </table:table-cell>
          <table:table-cell table:formula="of:=IF([.B2]=&quot;H&quot;;3+ROUND(RAND();2);2.8+ROUND(RAND();2))" office:value-type="float" office:value="2.99" calcext:value-type="float">
            <text:p>2.990</text:p>
          </table:table-cell>
          <table:table-cell table:formula="of:=IF([.B2]=&quot;H&quot;;ROUND(RAND()*5+25);ROUND(RAND()*5+20))" office:value-type="float" office:value="24" calcext:value-type="float">
            <text:p>24</text:p>
          </table:table-cell>
          <table:table-cell table:formula="of:=[.E2]-[.G2]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Aitor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3]=&quot;H&quot;;45+ROUND(RAND()*10);42+ROUND(RAND()*10))" office:value-type="float" office:value="53" calcext:value-type="float">
            <text:p>53</text:p>
          </table:table-cell>
          <table:table-cell table:formula="of:=IF([.B3]=&quot;H&quot;;3+ROUND(RAND();2);2.8+ROUND(RAND();2))" office:value-type="float" office:value="3.42" calcext:value-type="float">
            <text:p>3.420</text:p>
          </table:table-cell>
          <table:table-cell table:formula="of:=IF([.B3]=&quot;H&quot;;ROUND(RAND()*5+25);ROUND(RAND()*5+20))" office:value-type="float" office:value="27" calcext:value-type="float">
            <text:p>27</text:p>
          </table:table-cell>
          <table:table-cell table:formula="of:=[.E3]-[.G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lcor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4]=&quot;H&quot;;45+ROUND(RAND()*10);42+ROUND(RAND()*10))" office:value-type="float" office:value="46" calcext:value-type="float">
            <text:p>46</text:p>
          </table:table-cell>
          <table:table-cell table:formula="of:=IF([.B4]=&quot;H&quot;;3+ROUND(RAND();2);2.8+ROUND(RAND();2))" office:value-type="float" office:value="3.27" calcext:value-type="float">
            <text:p>3.270</text:p>
          </table:table-cell>
          <table:table-cell table:formula="of:=IF([.B4]=&quot;H&quot;;ROUND(RAND()*5+25);ROUND(RAND()*5+20))" office:value-type="float" office:value="27" calcext:value-type="float">
            <text:p>27</text:p>
          </table:table-cell>
          <table:table-cell table:formula="of:=[.E4]-[.G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5]=&quot;H&quot;;45+ROUND(RAND()*10);42+ROUND(RAND()*10))" office:value-type="float" office:value="51" calcext:value-type="float">
            <text:p>51</text:p>
          </table:table-cell>
          <table:table-cell table:formula="of:=IF([.B5]=&quot;H&quot;;3+ROUND(RAND();2);2.8+ROUND(RAND();2))" office:value-type="float" office:value="3.44" calcext:value-type="float">
            <text:p>3.440</text:p>
          </table:table-cell>
          <table:table-cell table:formula="of:=IF([.B5]=&quot;H&quot;;ROUND(RAND()*5+25);ROUND(RAND()*5+20))" office:value-type="float" office:value="29" calcext:value-type="float">
            <text:p>29</text:p>
          </table:table-cell>
          <table:table-cell table:formula="of:=[.E5]-[.G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6]=&quot;H&quot;;45+ROUND(RAND()*10);42+ROUND(RAND()*10))" office:value-type="float" office:value="50" calcext:value-type="float">
            <text:p>50</text:p>
          </table:table-cell>
          <table:table-cell table:formula="of:=IF([.B6]=&quot;H&quot;;3+ROUND(RAND();2);2.8+ROUND(RAND();2))" office:value-type="float" office:value="3.24" calcext:value-type="float">
            <text:p>3.240</text:p>
          </table:table-cell>
          <table:table-cell table:formula="of:=IF([.B6]=&quot;H&quot;;ROUND(RAND()*5+25);ROUND(RAND()*5+20))" office:value-type="float" office:value="22" calcext:value-type="float">
            <text:p>22</text:p>
          </table:table-cell>
          <table:table-cell table:formula="of:=[.E6]-[.G6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7]=&quot;H&quot;;45+ROUND(RAND()*10);42+ROUND(RAND()*10))" office:value-type="float" office:value="45" calcext:value-type="float">
            <text:p>45</text:p>
          </table:table-cell>
          <table:table-cell table:formula="of:=IF([.B7]=&quot;H&quot;;3+ROUND(RAND();2);2.8+ROUND(RAND();2))" office:value-type="float" office:value="3.38" calcext:value-type="float">
            <text:p>3.380</text:p>
          </table:table-cell>
          <table:table-cell table:formula="of:=IF([.B7]=&quot;H&quot;;ROUND(RAND()*5+25);ROUND(RAND()*5+20))" office:value-type="float" office:value="26" calcext:value-type="float">
            <text:p>26</text:p>
          </table:table-cell>
          <table:table-cell table:formula="of:=[.E7]-[.G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8]=&quot;H&quot;;45+ROUND(RAND()*10);42+ROUND(RAND()*10))" office:value-type="float" office:value="51" calcext:value-type="float">
            <text:p>51</text:p>
          </table:table-cell>
          <table:table-cell table:formula="of:=IF([.B8]=&quot;H&quot;;3+ROUND(RAND();2);2.8+ROUND(RAND();2))" office:value-type="float" office:value="3.7" calcext:value-type="float">
            <text:p>3.700</text:p>
          </table:table-cell>
          <table:table-cell table:formula="of:=IF([.B8]=&quot;H&quot;;ROUND(RAND()*5+25);ROUND(RAND()*5+20))" office:value-type="float" office:value="21" calcext:value-type="float">
            <text:p>21</text:p>
          </table:table-cell>
          <table:table-cell table:formula="of:=[.E8]-[.G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cari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9]=&quot;H&quot;;45+ROUND(RAND()*10);42+ROUND(RAND()*10))" office:value-type="float" office:value="50" calcext:value-type="float">
            <text:p>50</text:p>
          </table:table-cell>
          <table:table-cell table:formula="of:=IF([.B9]=&quot;H&quot;;3+ROUND(RAND();2);2.8+ROUND(RAND();2))" office:value-type="float" office:value="3.18" calcext:value-type="float">
            <text:p>3.180</text:p>
          </table:table-cell>
          <table:table-cell table:formula="of:=IF([.B9]=&quot;H&quot;;ROUND(RAND()*5+25);ROUND(RAND()*5+20))" office:value-type="float" office:value="25" calcext:value-type="float">
            <text:p>25</text:p>
          </table:table-cell>
          <table:table-cell table:formula="of:=[.E9]-[.G9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]=&quot;H&quot;;45+ROUND(RAND()*10);42+ROUND(RAND()*10))" office:value-type="float" office:value="46" calcext:value-type="float">
            <text:p>46</text:p>
          </table:table-cell>
          <table:table-cell table:formula="of:=IF([.B10]=&quot;H&quot;;3+ROUND(RAND();2);2.8+ROUND(RAND();2))" office:value-type="float" office:value="3.3" calcext:value-type="float">
            <text:p>3.300</text:p>
          </table:table-cell>
          <table:table-cell table:formula="of:=IF([.B10]=&quot;H&quot;;ROUND(RAND()*5+25);ROUND(RAND()*5+20))" office:value-type="float" office:value="28" calcext:value-type="float">
            <text:p>28</text:p>
          </table:table-cell>
          <table:table-cell table:formula="of:=[.E10]-[.G10]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1]=&quot;H&quot;;45+ROUND(RAND()*10);42+ROUND(RAND()*10))" office:value-type="float" office:value="53" calcext:value-type="float">
            <text:p>53</text:p>
          </table:table-cell>
          <table:table-cell table:formula="of:=IF([.B11]=&quot;H&quot;;3+ROUND(RAND();2);2.8+ROUND(RAND();2))" office:value-type="float" office:value="3.7" calcext:value-type="float">
            <text:p>3.700</text:p>
          </table:table-cell>
          <table:table-cell table:formula="of:=IF([.B11]=&quot;H&quot;;ROUND(RAND()*5+25);ROUND(RAND()*5+20))" office:value-type="float" office:value="27" calcext:value-type="float">
            <text:p>27</text:p>
          </table:table-cell>
          <table:table-cell table:formula="of:=[.E11]-[.G1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2]=&quot;H&quot;;45+ROUND(RAND()*10);42+ROUND(RAND()*10))" office:value-type="float" office:value="49" calcext:value-type="float">
            <text:p>49</text:p>
          </table:table-cell>
          <table:table-cell table:formula="of:=IF([.B12]=&quot;H&quot;;3+ROUND(RAND();2);2.8+ROUND(RAND();2))" office:value-type="float" office:value="3.5" calcext:value-type="float">
            <text:p>3.500</text:p>
          </table:table-cell>
          <table:table-cell table:formula="of:=IF([.B12]=&quot;H&quot;;ROUND(RAND()*5+25);ROUND(RAND()*5+20))" office:value-type="float" office:value="24" calcext:value-type="float">
            <text:p>24</text:p>
          </table:table-cell>
          <table:table-cell table:formula="of:=[.E12]-[.G1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3]=&quot;H&quot;;45+ROUND(RAND()*10);42+ROUND(RAND()*10))" office:value-type="float" office:value="43" calcext:value-type="float">
            <text:p>43</text:p>
          </table:table-cell>
          <table:table-cell table:formula="of:=IF([.B13]=&quot;H&quot;;3+ROUND(RAND();2);2.8+ROUND(RAND();2))" office:value-type="float" office:value="3.31" calcext:value-type="float">
            <text:p>3.310</text:p>
          </table:table-cell>
          <table:table-cell table:formula="of:=IF([.B13]=&quot;H&quot;;ROUND(RAND()*5+25);ROUND(RAND()*5+20))" office:value-type="float" office:value="21" calcext:value-type="float">
            <text:p>21</text:p>
          </table:table-cell>
          <table:table-cell table:formula="of:=[.E13]-[.G13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4]=&quot;H&quot;;45+ROUND(RAND()*10);42+ROUND(RAND()*10))" office:value-type="float" office:value="51" calcext:value-type="float">
            <text:p>51</text:p>
          </table:table-cell>
          <table:table-cell table:formula="of:=IF([.B14]=&quot;H&quot;;3+ROUND(RAND();2);2.8+ROUND(RAND();2))" office:value-type="float" office:value="2.99" calcext:value-type="float">
            <text:p>2.990</text:p>
          </table:table-cell>
          <table:table-cell table:formula="of:=IF([.B14]=&quot;H&quot;;ROUND(RAND()*5+25);ROUND(RAND()*5+20))" office:value-type="float" office:value="22" calcext:value-type="float">
            <text:p>22</text:p>
          </table:table-cell>
          <table:table-cell table:formula="of:=[.E14]-[.G14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15]=&quot;H&quot;;45+ROUND(RAND()*10);42+ROUND(RAND()*10))" office:value-type="float" office:value="49" calcext:value-type="float">
            <text:p>49</text:p>
          </table:table-cell>
          <table:table-cell table:formula="of:=IF([.B15]=&quot;H&quot;;3+ROUND(RAND();2);2.8+ROUND(RAND();2))" office:value-type="float" office:value="2.83" calcext:value-type="float">
            <text:p>2.830</text:p>
          </table:table-cell>
          <table:table-cell table:formula="of:=IF([.B15]=&quot;H&quot;;ROUND(RAND()*5+25);ROUND(RAND()*5+20))" office:value-type="float" office:value="21" calcext:value-type="float">
            <text:p>21</text:p>
          </table:table-cell>
          <table:table-cell table:formula="of:=[.E15]-[.G1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tat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6]=&quot;H&quot;;45+ROUND(RAND()*10);42+ROUND(RAND()*10))" office:value-type="float" office:value="44" calcext:value-type="float">
            <text:p>44</text:p>
          </table:table-cell>
          <table:table-cell table:formula="of:=IF([.B16]=&quot;H&quot;;3+ROUND(RAND();2);2.8+ROUND(RAND();2))" office:value-type="float" office:value="2.98" calcext:value-type="float">
            <text:p>2.980</text:p>
          </table:table-cell>
          <table:table-cell table:formula="of:=IF([.B16]=&quot;H&quot;;ROUND(RAND()*5+25);ROUND(RAND()*5+20)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7]=&quot;H&quot;;45+ROUND(RAND()*10);42+ROUND(RAND()*10))" office:value-type="float" office:value="45" calcext:value-type="float">
            <text:p>45</text:p>
          </table:table-cell>
          <table:table-cell table:formula="of:=IF([.B17]=&quot;H&quot;;3+ROUND(RAND();2);2.8+ROUND(RAND();2))" office:value-type="float" office:value="2.8" calcext:value-type="float">
            <text:p>2.800</text:p>
          </table:table-cell>
          <table:table-cell table:formula="of:=IF([.B17]=&quot;H&quot;;ROUND(RAND()*5+25);ROUND(RAND()*5+20))" office:value-type="float" office:value="21" calcext:value-type="float">
            <text:p>21</text:p>
          </table:table-cell>
          <table:table-cell table:formula="of:=[.E17]-[.G17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eri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18]=&quot;H&quot;;45+ROUND(RAND()*10);42+ROUND(RAND()*10))" office:value-type="float" office:value="54" calcext:value-type="float">
            <text:p>54</text:p>
          </table:table-cell>
          <table:table-cell table:formula="of:=IF([.B18]=&quot;H&quot;;3+ROUND(RAND();2);2.8+ROUND(RAND();2))" office:value-type="float" office:value="3.47" calcext:value-type="float">
            <text:p>3.470</text:p>
          </table:table-cell>
          <table:table-cell table:formula="of:=IF([.B18]=&quot;H&quot;;ROUND(RAND()*5+25);ROUND(RAND()*5+20))" office:value-type="float" office:value="30" calcext:value-type="float">
            <text:p>30</text:p>
          </table:table-cell>
          <table:table-cell table:formula="of:=[.E18]-[.G1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nus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9]=&quot;H&quot;;45+ROUND(RAND()*10);42+ROUND(RAND()*10))" office:value-type="float" office:value="46" calcext:value-type="float">
            <text:p>46</text:p>
          </table:table-cell>
          <table:table-cell table:formula="of:=IF([.B19]=&quot;H&quot;;3+ROUND(RAND();2);2.8+ROUND(RAND();2))" office:value-type="float" office:value="2.91" calcext:value-type="float">
            <text:p>2.910</text:p>
          </table:table-cell>
          <table:table-cell table:formula="of:=IF([.B19]=&quot;H&quot;;ROUND(RAND()*5+25);ROUND(RAND()*5+20))" office:value-type="float" office:value="25" calcext:value-type="float">
            <text:p>25</text:p>
          </table:table-cell>
          <table:table-cell table:formula="of:=[.E19]-[.G19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ilap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20]=&quot;H&quot;;45+ROUND(RAND()*10);42+ROUND(RAND()*10))" office:value-type="float" office:value="51" calcext:value-type="float">
            <text:p>51</text:p>
          </table:table-cell>
          <table:table-cell table:formula="of:=IF([.B20]=&quot;H&quot;;3+ROUND(RAND();2);2.8+ROUND(RAND();2))" office:value-type="float" office:value="3.03" calcext:value-type="float">
            <text:p>3.030</text:p>
          </table:table-cell>
          <table:table-cell table:formula="of:=IF([.B20]=&quot;H&quot;;ROUND(RAND()*5+25);ROUND(RAND()*5+20))" office:value-type="float" office:value="28" calcext:value-type="float">
            <text:p>28</text:p>
          </table:table-cell>
          <table:table-cell table:formula="of:=[.E20]-[.G2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ctar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21]=&quot;H&quot;;45+ROUND(RAND()*10);42+ROUND(RAND()*10))" office:value-type="float" office:value="53" calcext:value-type="float">
            <text:p>53</text:p>
          </table:table-cell>
          <table:table-cell table:formula="of:=IF([.B21]=&quot;H&quot;;3+ROUND(RAND();2);2.8+ROUND(RAND();2))" office:value-type="float" office:value="3.46" calcext:value-type="float">
            <text:p>3.460</text:p>
          </table:table-cell>
          <table:table-cell table:formula="of:=IF([.B21]=&quot;H&quot;;ROUND(RAND()*5+25);ROUND(RAND()*5+20))" office:value-type="float" office:value="27" calcext:value-type="float">
            <text:p>27</text:p>
          </table:table-cell>
          <table:table-cell table:formula="of:=[.E21]-[.G2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el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22]=&quot;H&quot;;45+ROUND(RAND()*10);42+ROUND(RAND()*10))" office:value-type="float" office:value="46" calcext:value-type="float">
            <text:p>46</text:p>
          </table:table-cell>
          <table:table-cell table:formula="of:=IF([.B22]=&quot;H&quot;;3+ROUND(RAND();2);2.8+ROUND(RAND();2))" office:value-type="float" office:value="3.62" calcext:value-type="float">
            <text:p>3.620</text:p>
          </table:table-cell>
          <table:table-cell table:formula="of:=IF([.B22]=&quot;H&quot;;ROUND(RAND()*5+25);ROUND(RAND()*5+20))" office:value-type="float" office:value="20" calcext:value-type="float">
            <text:p>20</text:p>
          </table:table-cell>
          <table:table-cell table:formula="of:=[.E22]-[.G22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Aitor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23]=&quot;H&quot;;45+ROUND(RAND()*10);42+ROUND(RAND()*10))" office:value-type="float" office:value="47" calcext:value-type="float">
            <text:p>47</text:p>
          </table:table-cell>
          <table:table-cell table:formula="of:=IF([.B23]=&quot;H&quot;;3+ROUND(RAND();2);2.8+ROUND(RAND();2))" office:value-type="float" office:value="3.38" calcext:value-type="float">
            <text:p>3.380</text:p>
          </table:table-cell>
          <table:table-cell table:formula="of:=IF([.B23]=&quot;H&quot;;ROUND(RAND()*5+25);ROUND(RAND()*5+20))" office:value-type="float" office:value="27" calcext:value-type="float">
            <text:p>27</text:p>
          </table:table-cell>
          <table:table-cell table:formula="of:=[.E23]-[.G2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lcor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24]=&quot;H&quot;;45+ROUND(RAND()*10);42+ROUND(RAND()*10))" office:value-type="float" office:value="45" calcext:value-type="float">
            <text:p>45</text:p>
          </table:table-cell>
          <table:table-cell table:formula="of:=IF([.B24]=&quot;H&quot;;3+ROUND(RAND();2);2.8+ROUND(RAND();2))" office:value-type="float" office:value="3.82" calcext:value-type="float">
            <text:p>3.820</text:p>
          </table:table-cell>
          <table:table-cell table:formula="of:=IF([.B24]=&quot;H&quot;;ROUND(RAND()*5+25);ROUND(RAND()*5+20))" office:value-type="float" office:value="27" calcext:value-type="float">
            <text:p>27</text:p>
          </table:table-cell>
          <table:table-cell table:formula="of:=[.E24]-[.G2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25]=&quot;H&quot;;45+ROUND(RAND()*10);42+ROUND(RAND()*10))" office:value-type="float" office:value="49" calcext:value-type="float">
            <text:p>49</text:p>
          </table:table-cell>
          <table:table-cell table:formula="of:=IF([.B25]=&quot;H&quot;;3+ROUND(RAND();2);2.8+ROUND(RAND();2))" office:value-type="float" office:value="3.48" calcext:value-type="float">
            <text:p>3.480</text:p>
          </table:table-cell>
          <table:table-cell table:formula="of:=IF([.B25]=&quot;H&quot;;ROUND(RAND()*5+25);ROUND(RAND()*5+20))" office:value-type="float" office:value="29" calcext:value-type="float">
            <text:p>29</text:p>
          </table:table-cell>
          <table:table-cell table:formula="of:=[.E25]-[.G25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26]=&quot;H&quot;;45+ROUND(RAND()*10);42+ROUND(RAND()*10))" office:value-type="float" office:value="46" calcext:value-type="float">
            <text:p>46</text:p>
          </table:table-cell>
          <table:table-cell table:formula="of:=IF([.B26]=&quot;H&quot;;3+ROUND(RAND();2);2.8+ROUND(RAND();2))" office:value-type="float" office:value="3.18" calcext:value-type="float">
            <text:p>3.180</text:p>
          </table:table-cell>
          <table:table-cell table:formula="of:=IF([.B26]=&quot;H&quot;;ROUND(RAND()*5+25);ROUND(RAND()*5+20))" office:value-type="float" office:value="24" calcext:value-type="float">
            <text:p>24</text:p>
          </table:table-cell>
          <table:table-cell table:formula="of:=[.E26]-[.G26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ar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27]=&quot;H&quot;;45+ROUND(RAND()*10);42+ROUND(RAND()*10))" office:value-type="float" office:value="52" calcext:value-type="float">
            <text:p>52</text:p>
          </table:table-cell>
          <table:table-cell table:formula="of:=IF([.B27]=&quot;H&quot;;3+ROUND(RAND();2);2.8+ROUND(RAND();2))" office:value-type="float" office:value="3.36" calcext:value-type="float">
            <text:p>3.360</text:p>
          </table:table-cell>
          <table:table-cell table:formula="of:=IF([.B27]=&quot;H&quot;;ROUND(RAND()*5+25);ROUND(RAND()*5+20))" office:value-type="float" office:value="27" calcext:value-type="float">
            <text:p>27</text:p>
          </table:table-cell>
          <table:table-cell table:formula="of:=[.E27]-[.G27]+5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28]=&quot;H&quot;;45+ROUND(RAND()*10);42+ROUND(RAND()*10))" office:value-type="float" office:value="47" calcext:value-type="float">
            <text:p>47</text:p>
          </table:table-cell>
          <table:table-cell table:formula="of:=IF([.B28]=&quot;H&quot;;3+ROUND(RAND();2);2.8+ROUND(RAND();2))" office:value-type="float" office:value="3" calcext:value-type="float">
            <text:p>3.000</text:p>
          </table:table-cell>
          <table:table-cell table:formula="of:=IF([.B28]=&quot;H&quot;;ROUND(RAND()*5+25);ROUND(RAND()*5+20))" office:value-type="float" office:value="28" calcext:value-type="float">
            <text:p>28</text:p>
          </table:table-cell>
          <table:table-cell table:formula="of:=[.E28]-[.G28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29]=&quot;H&quot;;45+ROUND(RAND()*10);42+ROUND(RAND()*10))" office:value-type="float" office:value="43" calcext:value-type="float">
            <text:p>43</text:p>
          </table:table-cell>
          <table:table-cell table:formula="of:=IF([.B29]=&quot;H&quot;;3+ROUND(RAND();2);2.8+ROUND(RAND();2))" office:value-type="float" office:value="3.27" calcext:value-type="float">
            <text:p>3.270</text:p>
          </table:table-cell>
          <table:table-cell table:formula="of:=IF([.B29]=&quot;H&quot;;ROUND(RAND()*5+25);ROUND(RAND()*5+20))" office:value-type="float" office:value="20" calcext:value-type="float">
            <text:p>20</text:p>
          </table:table-cell>
          <table:table-cell table:formula="of:=[.E29]-[.G29]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30]=&quot;H&quot;;45+ROUND(RAND()*10);42+ROUND(RAND()*10))" office:value-type="float" office:value="54" calcext:value-type="float">
            <text:p>54</text:p>
          </table:table-cell>
          <table:table-cell table:formula="of:=IF([.B30]=&quot;H&quot;;3+ROUND(RAND();2);2.8+ROUND(RAND();2))" office:value-type="float" office:value="3.32" calcext:value-type="float">
            <text:p>3.320</text:p>
          </table:table-cell>
          <table:table-cell table:formula="of:=IF([.B30]=&quot;H&quot;;ROUND(RAND()*5+25);ROUND(RAND()*5+20))" office:value-type="float" office:value="30" calcext:value-type="float">
            <text:p>30</text:p>
          </table:table-cell>
          <table:table-cell table:formula="of:=[.E30]-[.G30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31]=&quot;H&quot;;45+ROUND(RAND()*10);42+ROUND(RAND()*10))" office:value-type="float" office:value="46" calcext:value-type="float">
            <text:p>46</text:p>
          </table:table-cell>
          <table:table-cell table:formula="of:=IF([.B31]=&quot;H&quot;;3+ROUND(RAND();2);2.8+ROUND(RAND();2))" office:value-type="float" office:value="3.33" calcext:value-type="float">
            <text:p>3.330</text:p>
          </table:table-cell>
          <table:table-cell table:formula="of:=IF([.B31]=&quot;H&quot;;ROUND(RAND()*5+25);ROUND(RAND()*5+20))" office:value-type="float" office:value="30" calcext:value-type="float">
            <text:p>30</text:p>
          </table:table-cell>
          <table:table-cell table:formula="of:=[.E31]-[.G3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32]=&quot;H&quot;;45+ROUND(RAND()*10);42+ROUND(RAND()*10))" office:value-type="float" office:value="52" calcext:value-type="float">
            <text:p>52</text:p>
          </table:table-cell>
          <table:table-cell table:formula="of:=IF([.B32]=&quot;H&quot;;3+ROUND(RAND();2);2.8+ROUND(RAND();2))" office:value-type="float" office:value="3.5" calcext:value-type="float">
            <text:p>3.500</text:p>
          </table:table-cell>
          <table:table-cell table:formula="of:=IF([.B32]=&quot;H&quot;;ROUND(RAND()*5+25);ROUND(RAND()*5+20))" office:value-type="float" office:value="23" calcext:value-type="float">
            <text:p>23</text:p>
          </table:table-cell>
          <table:table-cell table:formula="of:=[.E32]-[.G32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33]=&quot;H&quot;;45+ROUND(RAND()*10);42+ROUND(RAND()*10))" office:value-type="float" office:value="50" calcext:value-type="float">
            <text:p>50</text:p>
          </table:table-cell>
          <table:table-cell table:formula="of:=IF([.B33]=&quot;H&quot;;3+ROUND(RAND();2);2.8+ROUND(RAND();2))" office:value-type="float" office:value="3.04" calcext:value-type="float">
            <text:p>3.040</text:p>
          </table:table-cell>
          <table:table-cell table:formula="of:=IF([.B33]=&quot;H&quot;;ROUND(RAND()*5+25);ROUND(RAND()*5+20))" office:value-type="float" office:value="20" calcext:value-type="float">
            <text:p>20</text:p>
          </table:table-cell>
          <table:table-cell table:formula="of:=[.E33]-[.G3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34]=&quot;H&quot;;45+ROUND(RAND()*10);42+ROUND(RAND()*10))" office:value-type="float" office:value="46" calcext:value-type="float">
            <text:p>46</text:p>
          </table:table-cell>
          <table:table-cell table:formula="of:=IF([.B34]=&quot;H&quot;;3+ROUND(RAND();2);2.8+ROUND(RAND();2))" office:value-type="float" office:value="3.46" calcext:value-type="float">
            <text:p>3.460</text:p>
          </table:table-cell>
          <table:table-cell table:formula="of:=IF([.B34]=&quot;H&quot;;ROUND(RAND()*5+25);ROUND(RAND()*5+20))" office:value-type="float" office:value="23" calcext:value-type="float">
            <text:p>23</text:p>
          </table:table-cell>
          <table:table-cell table:formula="of:=[.E34]-[.G34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35]=&quot;H&quot;;45+ROUND(RAND()*10);42+ROUND(RAND()*10))" office:value-type="float" office:value="51" calcext:value-type="float">
            <text:p>51</text:p>
          </table:table-cell>
          <table:table-cell table:formula="of:=IF([.B35]=&quot;H&quot;;3+ROUND(RAND();2);2.8+ROUND(RAND();2))" office:value-type="float" office:value="3" calcext:value-type="float">
            <text:p>3.000</text:p>
          </table:table-cell>
          <table:table-cell table:formula="of:=IF([.B35]=&quot;H&quot;;ROUND(RAND()*5+25);ROUND(RAND()*5+20))" office:value-type="float" office:value="22" calcext:value-type="float">
            <text:p>22</text:p>
          </table:table-cell>
          <table:table-cell table:formula="of:=[.E35]-[.G3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36]=&quot;H&quot;;45+ROUND(RAND()*10);42+ROUND(RAND()*10))" office:value-type="float" office:value="50" calcext:value-type="float">
            <text:p>50</text:p>
          </table:table-cell>
          <table:table-cell table:formula="of:=IF([.B36]=&quot;H&quot;;3+ROUND(RAND();2);2.8+ROUND(RAND();2))" office:value-type="float" office:value="3.65" calcext:value-type="float">
            <text:p>3.650</text:p>
          </table:table-cell>
          <table:table-cell table:formula="of:=IF([.B36]=&quot;H&quot;;ROUND(RAND()*5+25);ROUND(RAND()*5+20))" office:value-type="float" office:value="21" calcext:value-type="float">
            <text:p>21</text:p>
          </table:table-cell>
          <table:table-cell table:formula="of:=[.E36]-[.G3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eri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37]=&quot;H&quot;;45+ROUND(RAND()*10);42+ROUND(RAND()*10))" office:value-type="float" office:value="55" calcext:value-type="float">
            <text:p>55</text:p>
          </table:table-cell>
          <table:table-cell table:formula="of:=IF([.B37]=&quot;H&quot;;3+ROUND(RAND();2);2.8+ROUND(RAND();2))" office:value-type="float" office:value="3.71" calcext:value-type="float">
            <text:p>3.710</text:p>
          </table:table-cell>
          <table:table-cell table:formula="of:=IF([.B37]=&quot;H&quot;;ROUND(RAND()*5+25);ROUND(RAND()*5+20))" office:value-type="float" office:value="28" calcext:value-type="float">
            <text:p>28</text:p>
          </table:table-cell>
          <table:table-cell table:formula="of:=[.E37]-[.G3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enus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38]=&quot;H&quot;;45+ROUND(RAND()*10);42+ROUND(RAND()*10))" office:value-type="float" office:value="44" calcext:value-type="float">
            <text:p>44</text:p>
          </table:table-cell>
          <table:table-cell table:formula="of:=IF([.B38]=&quot;H&quot;;3+ROUND(RAND();2);2.8+ROUND(RAND();2))" office:value-type="float" office:value="2.94" calcext:value-type="float">
            <text:p>2.940</text:p>
          </table:table-cell>
          <table:table-cell table:formula="of:=IF([.B38]=&quot;H&quot;;ROUND(RAND()*5+25);ROUND(RAND()*5+20))" office:value-type="float" office:value="21" calcext:value-type="float">
            <text:p>21</text:p>
          </table:table-cell>
          <table:table-cell table:formula="of:=[.E38]-[.G38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ilap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39]=&quot;H&quot;;45+ROUND(RAND()*10);42+ROUND(RAND()*10))" office:value-type="float" office:value="48" calcext:value-type="float">
            <text:p>48</text:p>
          </table:table-cell>
          <table:table-cell table:formula="of:=IF([.B39]=&quot;H&quot;;3+ROUND(RAND();2);2.8+ROUND(RAND();2))" office:value-type="float" office:value="3.9" calcext:value-type="float">
            <text:p>3.900</text:p>
          </table:table-cell>
          <table:table-cell table:formula="of:=IF([.B39]=&quot;H&quot;;ROUND(RAND()*5+25);ROUND(RAND()*5+20))" office:value-type="float" office:value="26" calcext:value-type="float">
            <text:p>26</text:p>
          </table:table-cell>
          <table:table-cell table:formula="of:=[.E39]-[.G3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el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40]=&quot;H&quot;;45+ROUND(RAND()*10);42+ROUND(RAND()*10))" office:value-type="float" office:value="49" calcext:value-type="float">
            <text:p>49</text:p>
          </table:table-cell>
          <table:table-cell table:formula="of:=IF([.B40]=&quot;H&quot;;3+ROUND(RAND();2);2.8+ROUND(RAND();2))" office:value-type="float" office:value="3.3" calcext:value-type="float">
            <text:p>3.300</text:p>
          </table:table-cell>
          <table:table-cell table:formula="of:=IF([.B40]=&quot;H&quot;;ROUND(RAND()*5+25);ROUND(RAND()*5+20))" office:value-type="float" office:value="21" calcext:value-type="float">
            <text:p>21</text:p>
          </table:table-cell>
          <table:table-cell table:formula="of:=[.E40]-[.G40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Aitor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41]=&quot;H&quot;;45+ROUND(RAND()*10);42+ROUND(RAND()*10))" office:value-type="float" office:value="48" calcext:value-type="float">
            <text:p>48</text:p>
          </table:table-cell>
          <table:table-cell table:formula="of:=IF([.B41]=&quot;H&quot;;3+ROUND(RAND();2);2.8+ROUND(RAND();2))" office:value-type="float" office:value="3.15" calcext:value-type="float">
            <text:p>3.150</text:p>
          </table:table-cell>
          <table:table-cell table:formula="of:=IF([.B41]=&quot;H&quot;;ROUND(RAND()*5+25);ROUND(RAND()*5+20))" office:value-type="float" office:value="29" calcext:value-type="float">
            <text:p>29</text:p>
          </table:table-cell>
          <table:table-cell table:formula="of:=[.E41]-[.G41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lcor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42]=&quot;H&quot;;45+ROUND(RAND()*10);42+ROUND(RAND()*10))" office:value-type="float" office:value="51" calcext:value-type="float">
            <text:p>51</text:p>
          </table:table-cell>
          <table:table-cell table:formula="of:=IF([.B42]=&quot;H&quot;;3+ROUND(RAND();2);2.8+ROUND(RAND();2))" office:value-type="float" office:value="3.6" calcext:value-type="float">
            <text:p>3.600</text:p>
          </table:table-cell>
          <table:table-cell table:formula="of:=IF([.B42]=&quot;H&quot;;ROUND(RAND()*5+25);ROUND(RAND()*5+20))" office:value-type="float" office:value="29" calcext:value-type="float">
            <text:p>29</text:p>
          </table:table-cell>
          <table:table-cell table:formula="of:=[.E42]-[.G4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43]=&quot;H&quot;;45+ROUND(RAND()*10);42+ROUND(RAND()*10))" office:value-type="float" office:value="54" calcext:value-type="float">
            <text:p>54</text:p>
          </table:table-cell>
          <table:table-cell table:formula="of:=IF([.B43]=&quot;H&quot;;3+ROUND(RAND();2);2.8+ROUND(RAND();2))" office:value-type="float" office:value="3.91" calcext:value-type="float">
            <text:p>3.910</text:p>
          </table:table-cell>
          <table:table-cell table:formula="of:=IF([.B43]=&quot;H&quot;;ROUND(RAND()*5+25);ROUND(RAND()*5+20))" office:value-type="float" office:value="26" calcext:value-type="float">
            <text:p>26</text:p>
          </table:table-cell>
          <table:table-cell table:formula="of:=[.E43]-[.G4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44]=&quot;H&quot;;45+ROUND(RAND()*10);42+ROUND(RAND()*10))" office:value-type="float" office:value="43" calcext:value-type="float">
            <text:p>43</text:p>
          </table:table-cell>
          <table:table-cell table:formula="of:=IF([.B44]=&quot;H&quot;;3+ROUND(RAND();2);2.8+ROUND(RAND();2))" office:value-type="float" office:value="2.96" calcext:value-type="float">
            <text:p>2.960</text:p>
          </table:table-cell>
          <table:table-cell table:formula="of:=IF([.B44]=&quot;H&quot;;ROUND(RAND()*5+25);ROUND(RAND()*5+20))" office:value-type="float" office:value="22" calcext:value-type="float">
            <text:p>22</text:p>
          </table:table-cell>
          <table:table-cell table:formula="of:=[.E44]-[.G44]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45]=&quot;H&quot;;45+ROUND(RAND()*10);42+ROUND(RAND()*10))" office:value-type="float" office:value="54" calcext:value-type="float">
            <text:p>54</text:p>
          </table:table-cell>
          <table:table-cell table:formula="of:=IF([.B45]=&quot;H&quot;;3+ROUND(RAND();2);2.8+ROUND(RAND();2))" office:value-type="float" office:value="3.17" calcext:value-type="float">
            <text:p>3.170</text:p>
          </table:table-cell>
          <table:table-cell table:formula="of:=IF([.B45]=&quot;H&quot;;ROUND(RAND()*5+25);ROUND(RAND()*5+20))" office:value-type="float" office:value="28" calcext:value-type="float">
            <text:p>28</text:p>
          </table:table-cell>
          <table:table-cell table:formula="of:=[.E45]-[.G45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46]=&quot;H&quot;;45+ROUND(RAND()*10);42+ROUND(RAND()*10))" office:value-type="float" office:value="47" calcext:value-type="float">
            <text:p>47</text:p>
          </table:table-cell>
          <table:table-cell table:formula="of:=IF([.B46]=&quot;H&quot;;3+ROUND(RAND();2);2.8+ROUND(RAND();2))" office:value-type="float" office:value="3.77" calcext:value-type="float">
            <text:p>3.770</text:p>
          </table:table-cell>
          <table:table-cell table:formula="of:=IF([.B46]=&quot;H&quot;;ROUND(RAND()*5+25);ROUND(RAND()*5+20))" office:value-type="float" office:value="22" calcext:value-type="float">
            <text:p>22</text:p>
          </table:table-cell>
          <table:table-cell table:formula="of:=[.E46]-[.G46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47]=&quot;H&quot;;45+ROUND(RAND()*10);42+ROUND(RAND()*10))" office:value-type="float" office:value="48" calcext:value-type="float">
            <text:p>48</text:p>
          </table:table-cell>
          <table:table-cell table:formula="of:=IF([.B47]=&quot;H&quot;;3+ROUND(RAND();2);2.8+ROUND(RAND();2))" office:value-type="float" office:value="3.12" calcext:value-type="float">
            <text:p>3.120</text:p>
          </table:table-cell>
          <table:table-cell table:formula="of:=IF([.B47]=&quot;H&quot;;ROUND(RAND()*5+25);ROUND(RAND()*5+20))" office:value-type="float" office:value="26" calcext:value-type="float">
            <text:p>26</text:p>
          </table:table-cell>
          <table:table-cell table:formula="of:=[.E47]-[.G47]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48]=&quot;H&quot;;45+ROUND(RAND()*10);42+ROUND(RAND()*10))" office:value-type="float" office:value="51" calcext:value-type="float">
            <text:p>51</text:p>
          </table:table-cell>
          <table:table-cell table:formula="of:=IF([.B48]=&quot;H&quot;;3+ROUND(RAND();2);2.8+ROUND(RAND();2))" office:value-type="float" office:value="3.99" calcext:value-type="float">
            <text:p>3.990</text:p>
          </table:table-cell>
          <table:table-cell table:formula="of:=IF([.B48]=&quot;H&quot;;ROUND(RAND()*5+25);ROUND(RAND()*5+20))" office:value-type="float" office:value="28" calcext:value-type="float">
            <text:p>28</text:p>
          </table:table-cell>
          <table:table-cell table:formula="of:=[.E48]-[.G48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49]=&quot;H&quot;;45+ROUND(RAND()*10);42+ROUND(RAND()*10))" office:value-type="float" office:value="47" calcext:value-type="float">
            <text:p>47</text:p>
          </table:table-cell>
          <table:table-cell table:formula="of:=IF([.B49]=&quot;H&quot;;3+ROUND(RAND();2);2.8+ROUND(RAND();2))" office:value-type="float" office:value="3.13" calcext:value-type="float">
            <text:p>3.130</text:p>
          </table:table-cell>
          <table:table-cell table:formula="of:=IF([.B49]=&quot;H&quot;;ROUND(RAND()*5+25);ROUND(RAND()*5+20))" office:value-type="float" office:value="24" calcext:value-type="float">
            <text:p>24</text:p>
          </table:table-cell>
          <table:table-cell table:formula="of:=[.E49]-[.G49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50]=&quot;H&quot;;45+ROUND(RAND()*10);42+ROUND(RAND()*10))" office:value-type="float" office:value="42" calcext:value-type="float">
            <text:p>42</text:p>
          </table:table-cell>
          <table:table-cell table:formula="of:=IF([.B50]=&quot;H&quot;;3+ROUND(RAND();2);2.8+ROUND(RAND();2))" office:value-type="float" office:value="3.43" calcext:value-type="float">
            <text:p>3.430</text:p>
          </table:table-cell>
          <table:table-cell table:formula="of:=IF([.B50]=&quot;H&quot;;ROUND(RAND()*5+25);ROUND(RAND()*5+20))" office:value-type="float" office:value="21" calcext:value-type="float">
            <text:p>21</text:p>
          </table:table-cell>
          <table:table-cell table:formula="of:=[.E50]-[.G50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51]=&quot;H&quot;;45+ROUND(RAND()*10);42+ROUND(RAND()*10))" office:value-type="float" office:value="46" calcext:value-type="float">
            <text:p>46</text:p>
          </table:table-cell>
          <table:table-cell table:formula="of:=IF([.B51]=&quot;H&quot;;3+ROUND(RAND();2);2.8+ROUND(RAND();2))" office:value-type="float" office:value="3.2" calcext:value-type="float">
            <text:p>3.200</text:p>
          </table:table-cell>
          <table:table-cell table:formula="of:=IF([.B51]=&quot;H&quot;;ROUND(RAND()*5+25);ROUND(RAND()*5+20))" office:value-type="float" office:value="21" calcext:value-type="float">
            <text:p>21</text:p>
          </table:table-cell>
          <table:table-cell table:formula="of:=[.E51]-[.G5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52]=&quot;H&quot;;45+ROUND(RAND()*10);42+ROUND(RAND()*10))" office:value-type="float" office:value="49" calcext:value-type="float">
            <text:p>49</text:p>
          </table:table-cell>
          <table:table-cell table:formula="of:=IF([.B52]=&quot;H&quot;;3+ROUND(RAND();2);2.8+ROUND(RAND();2))" office:value-type="float" office:value="3.58" calcext:value-type="float">
            <text:p>3.580</text:p>
          </table:table-cell>
          <table:table-cell table:formula="of:=IF([.B52]=&quot;H&quot;;ROUND(RAND()*5+25);ROUND(RAND()*5+20))" office:value-type="float" office:value="24" calcext:value-type="float">
            <text:p>24</text:p>
          </table:table-cell>
          <table:table-cell table:formula="of:=[.E52]-[.G5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53]=&quot;H&quot;;45+ROUND(RAND()*10);42+ROUND(RAND()*10))" office:value-type="float" office:value="47" calcext:value-type="float">
            <text:p>47</text:p>
          </table:table-cell>
          <table:table-cell table:formula="of:=IF([.B53]=&quot;H&quot;;3+ROUND(RAND();2);2.8+ROUND(RAND();2))" office:value-type="float" office:value="3.47" calcext:value-type="float">
            <text:p>3.470</text:p>
          </table:table-cell>
          <table:table-cell table:formula="of:=IF([.B53]=&quot;H&quot;;ROUND(RAND()*5+25);ROUND(RAND()*5+20))" office:value-type="float" office:value="23" calcext:value-type="float">
            <text:p>23</text:p>
          </table:table-cell>
          <table:table-cell table:formula="of:=[.E53]-[.G5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eri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54]=&quot;H&quot;;45+ROUND(RAND()*10);42+ROUND(RAND()*10))" office:value-type="float" office:value="50" calcext:value-type="float">
            <text:p>50</text:p>
          </table:table-cell>
          <table:table-cell table:formula="of:=IF([.B54]=&quot;H&quot;;3+ROUND(RAND();2);2.8+ROUND(RAND();2))" office:value-type="float" office:value="3.05" calcext:value-type="float">
            <text:p>3.050</text:p>
          </table:table-cell>
          <table:table-cell table:formula="of:=IF([.B54]=&quot;H&quot;;ROUND(RAND()*5+25);ROUND(RAND()*5+20))" office:value-type="float" office:value="26" calcext:value-type="float">
            <text:p>26</text:p>
          </table:table-cell>
          <table:table-cell table:formula="of:=[.E54]-[.G5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nus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55]=&quot;H&quot;;45+ROUND(RAND()*10);42+ROUND(RAND()*10))" office:value-type="float" office:value="50" calcext:value-type="float">
            <text:p>50</text:p>
          </table:table-cell>
          <table:table-cell table:formula="of:=IF([.B55]=&quot;H&quot;;3+ROUND(RAND();2);2.8+ROUND(RAND();2))" office:value-type="float" office:value="3.32" calcext:value-type="float">
            <text:p>3.320</text:p>
          </table:table-cell>
          <table:table-cell table:formula="of:=IF([.B55]=&quot;H&quot;;ROUND(RAND()*5+25);ROUND(RAND()*5+20))" office:value-type="float" office:value="24" calcext:value-type="float">
            <text:p>24</text:p>
          </table:table-cell>
          <table:table-cell table:formula="of:=[.E55]-[.G55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Aitor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56]=&quot;H&quot;;45+ROUND(RAND()*10);42+ROUND(RAND()*10))" office:value-type="float" office:value="53" calcext:value-type="float">
            <text:p>53</text:p>
          </table:table-cell>
          <table:table-cell table:formula="of:=IF([.B56]=&quot;H&quot;;3+ROUND(RAND();2);2.8+ROUND(RAND();2))" office:value-type="float" office:value="3.45" calcext:value-type="float">
            <text:p>3.450</text:p>
          </table:table-cell>
          <table:table-cell table:formula="of:=IF([.B56]=&quot;H&quot;;ROUND(RAND()*5+25);ROUND(RAND()*5+20))" office:value-type="float" office:value="28" calcext:value-type="float">
            <text:p>28</text:p>
          </table:table-cell>
          <table:table-cell table:formula="of:=[.E56]-[.G5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lcor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57]=&quot;H&quot;;45+ROUND(RAND()*10);42+ROUND(RAND()*10))" office:value-type="float" office:value="46" calcext:value-type="float">
            <text:p>46</text:p>
          </table:table-cell>
          <table:table-cell table:formula="of:=IF([.B57]=&quot;H&quot;;3+ROUND(RAND();2);2.8+ROUND(RAND();2))" office:value-type="float" office:value="3.4" calcext:value-type="float">
            <text:p>3.400</text:p>
          </table:table-cell>
          <table:table-cell table:formula="of:=IF([.B57]=&quot;H&quot;;ROUND(RAND()*5+25);ROUND(RAND()*5+20))" office:value-type="float" office:value="27" calcext:value-type="float">
            <text:p>27</text:p>
          </table:table-cell>
          <table:table-cell table:formula="of:=[.E57]-[.G5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58]=&quot;H&quot;;45+ROUND(RAND()*10);42+ROUND(RAND()*10))" office:value-type="float" office:value="52" calcext:value-type="float">
            <text:p>52</text:p>
          </table:table-cell>
          <table:table-cell table:formula="of:=IF([.B58]=&quot;H&quot;;3+ROUND(RAND();2);2.8+ROUND(RAND();2))" office:value-type="float" office:value="3.73" calcext:value-type="float">
            <text:p>3.730</text:p>
          </table:table-cell>
          <table:table-cell table:formula="of:=IF([.B58]=&quot;H&quot;;ROUND(RAND()*5+25);ROUND(RAND()*5+20))" office:value-type="float" office:value="26" calcext:value-type="float">
            <text:p>26</text:p>
          </table:table-cell>
          <table:table-cell table:formula="of:=[.E58]-[.G58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59]=&quot;H&quot;;45+ROUND(RAND()*10);42+ROUND(RAND()*10))" office:value-type="float" office:value="44" calcext:value-type="float">
            <text:p>44</text:p>
          </table:table-cell>
          <table:table-cell table:formula="of:=IF([.B59]=&quot;H&quot;;3+ROUND(RAND();2);2.8+ROUND(RAND();2))" office:value-type="float" office:value="3.42" calcext:value-type="float">
            <text:p>3.420</text:p>
          </table:table-cell>
          <table:table-cell table:formula="of:=IF([.B59]=&quot;H&quot;;ROUND(RAND()*5+25);ROUND(RAND()*5+20))" office:value-type="float" office:value="20" calcext:value-type="float">
            <text:p>20</text:p>
          </table:table-cell>
          <table:table-cell table:formula="of:=[.E59]-[.G59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60]=&quot;H&quot;;45+ROUND(RAND()*10);42+ROUND(RAND()*10))" office:value-type="float" office:value="47" calcext:value-type="float">
            <text:p>47</text:p>
          </table:table-cell>
          <table:table-cell table:formula="of:=IF([.B60]=&quot;H&quot;;3+ROUND(RAND();2);2.8+ROUND(RAND();2))" office:value-type="float" office:value="3.83" calcext:value-type="float">
            <text:p>3.830</text:p>
          </table:table-cell>
          <table:table-cell table:formula="of:=IF([.B60]=&quot;H&quot;;ROUND(RAND()*5+25);ROUND(RAND()*5+20))" office:value-type="float" office:value="26" calcext:value-type="float">
            <text:p>26</text:p>
          </table:table-cell>
          <table:table-cell table:formula="of:=[.E60]-[.G60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61]=&quot;H&quot;;45+ROUND(RAND()*10);42+ROUND(RAND()*10))" office:value-type="float" office:value="52" calcext:value-type="float">
            <text:p>52</text:p>
          </table:table-cell>
          <table:table-cell table:formula="of:=IF([.B61]=&quot;H&quot;;3+ROUND(RAND();2);2.8+ROUND(RAND();2))" office:value-type="float" office:value="3.68" calcext:value-type="float">
            <text:p>3.680</text:p>
          </table:table-cell>
          <table:table-cell table:formula="of:=IF([.B61]=&quot;H&quot;;ROUND(RAND()*5+25);ROUND(RAND()*5+20))" office:value-type="float" office:value="21" calcext:value-type="float">
            <text:p>21</text:p>
          </table:table-cell>
          <table:table-cell table:formula="of:=[.E61]-[.G61]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62]=&quot;H&quot;;45+ROUND(RAND()*10);42+ROUND(RAND()*10))" office:value-type="float" office:value="53" calcext:value-type="float">
            <text:p>53</text:p>
          </table:table-cell>
          <table:table-cell table:formula="of:=IF([.B62]=&quot;H&quot;;3+ROUND(RAND();2);2.8+ROUND(RAND();2))" office:value-type="float" office:value="3.31" calcext:value-type="float">
            <text:p>3.310</text:p>
          </table:table-cell>
          <table:table-cell table:formula="of:=IF([.B62]=&quot;H&quot;;ROUND(RAND()*5+25);ROUND(RAND()*5+20))" office:value-type="float" office:value="28" calcext:value-type="float">
            <text:p>28</text:p>
          </table:table-cell>
          <table:table-cell table:formula="of:=[.E62]-[.G62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63]=&quot;H&quot;;45+ROUND(RAND()*10);42+ROUND(RAND()*10))" office:value-type="float" office:value="50" calcext:value-type="float">
            <text:p>50</text:p>
          </table:table-cell>
          <table:table-cell table:formula="of:=IF([.B63]=&quot;H&quot;;3+ROUND(RAND();2);2.8+ROUND(RAND();2))" office:value-type="float" office:value="3.79" calcext:value-type="float">
            <text:p>3.790</text:p>
          </table:table-cell>
          <table:table-cell table:formula="of:=IF([.B63]=&quot;H&quot;;ROUND(RAND()*5+25);ROUND(RAND()*5+20))" office:value-type="float" office:value="28" calcext:value-type="float">
            <text:p>28</text:p>
          </table:table-cell>
          <table:table-cell table:formula="of:=[.E63]-[.G63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64]=&quot;H&quot;;45+ROUND(RAND()*10);42+ROUND(RAND()*10))" office:value-type="float" office:value="49" calcext:value-type="float">
            <text:p>49</text:p>
          </table:table-cell>
          <table:table-cell table:formula="of:=IF([.B64]=&quot;H&quot;;3+ROUND(RAND();2);2.8+ROUND(RAND();2))" office:value-type="float" office:value="3.17" calcext:value-type="float">
            <text:p>3.170</text:p>
          </table:table-cell>
          <table:table-cell table:formula="of:=IF([.B64]=&quot;H&quot;;ROUND(RAND()*5+25);ROUND(RAND()*5+20))" office:value-type="float" office:value="21" calcext:value-type="float">
            <text:p>21</text:p>
          </table:table-cell>
          <table:table-cell table:formula="of:=[.E64]-[.G6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65]=&quot;H&quot;;45+ROUND(RAND()*10);42+ROUND(RAND()*10))" office:value-type="float" office:value="50" calcext:value-type="float">
            <text:p>50</text:p>
          </table:table-cell>
          <table:table-cell table:formula="of:=IF([.B65]=&quot;H&quot;;3+ROUND(RAND();2);2.8+ROUND(RAND();2))" office:value-type="float" office:value="3.4" calcext:value-type="float">
            <text:p>3.400</text:p>
          </table:table-cell>
          <table:table-cell table:formula="of:=IF([.B65]=&quot;H&quot;;ROUND(RAND()*5+25);ROUND(RAND()*5+20))" office:value-type="float" office:value="21" calcext:value-type="float">
            <text:p>21</text:p>
          </table:table-cell>
          <table:table-cell table:formula="of:=[.E65]-[.G6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66]=&quot;H&quot;;45+ROUND(RAND()*10);42+ROUND(RAND()*10))" office:value-type="float" office:value="49" calcext:value-type="float">
            <text:p>49</text:p>
          </table:table-cell>
          <table:table-cell table:formula="of:=IF([.B66]=&quot;H&quot;;3+ROUND(RAND();2);2.8+ROUND(RAND();2))" office:value-type="float" office:value="3.59" calcext:value-type="float">
            <text:p>3.590</text:p>
          </table:table-cell>
          <table:table-cell table:formula="of:=IF([.B66]=&quot;H&quot;;ROUND(RAND()*5+25);ROUND(RAND()*5+20))" office:value-type="float" office:value="23" calcext:value-type="float">
            <text:p>23</text:p>
          </table:table-cell>
          <table:table-cell table:formula="of:=[.E66]-[.G6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67]=&quot;H&quot;;45+ROUND(RAND()*10);42+ROUND(RAND()*10))" office:value-type="float" office:value="42" calcext:value-type="float">
            <text:p>42</text:p>
          </table:table-cell>
          <table:table-cell table:formula="of:=IF([.B67]=&quot;H&quot;;3+ROUND(RAND();2);2.8+ROUND(RAND();2))" office:value-type="float" office:value="3.13" calcext:value-type="float">
            <text:p>3.130</text:p>
          </table:table-cell>
          <table:table-cell table:formula="of:=IF([.B67]=&quot;H&quot;;ROUND(RAND()*5+25);ROUND(RAND()*5+20))" office:value-type="float" office:value="21" calcext:value-type="float">
            <text:p>21</text:p>
          </table:table-cell>
          <table:table-cell table:formula="of:=[.E67]-[.G67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68]=&quot;H&quot;;45+ROUND(RAND()*10);42+ROUND(RAND()*10))" office:value-type="float" office:value="47" calcext:value-type="float">
            <text:p>47</text:p>
          </table:table-cell>
          <table:table-cell table:formula="of:=IF([.B68]=&quot;H&quot;;3+ROUND(RAND();2);2.8+ROUND(RAND();2))" office:value-type="float" office:value="3.64" calcext:value-type="float">
            <text:p>3.640</text:p>
          </table:table-cell>
          <table:table-cell table:formula="of:=IF([.B68]=&quot;H&quot;;ROUND(RAND()*5+25);ROUND(RAND()*5+20))" office:value-type="float" office:value="23" calcext:value-type="float">
            <text:p>23</text:p>
          </table:table-cell>
          <table:table-cell table:formula="of:=[.E68]-[.G6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eri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69]=&quot;H&quot;;45+ROUND(RAND()*10);42+ROUND(RAND()*10))" office:value-type="float" office:value="49" calcext:value-type="float">
            <text:p>49</text:p>
          </table:table-cell>
          <table:table-cell table:formula="of:=IF([.B69]=&quot;H&quot;;3+ROUND(RAND();2);2.8+ROUND(RAND();2))" office:value-type="float" office:value="3.57" calcext:value-type="float">
            <text:p>3.570</text:p>
          </table:table-cell>
          <table:table-cell table:formula="of:=IF([.B69]=&quot;H&quot;;ROUND(RAND()*5+25);ROUND(RAND()*5+20))" office:value-type="float" office:value="27" calcext:value-type="float">
            <text:p>27</text:p>
          </table:table-cell>
          <table:table-cell table:formula="of:=[.E69]-[.G6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lcor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0]=&quot;H&quot;;45+ROUND(RAND()*10);42+ROUND(RAND()*10))" office:value-type="float" office:value="49" calcext:value-type="float">
            <text:p>49</text:p>
          </table:table-cell>
          <table:table-cell table:formula="of:=IF([.B70]=&quot;H&quot;;3+ROUND(RAND();2);2.8+ROUND(RAND();2))" office:value-type="float" office:value="3.79" calcext:value-type="float">
            <text:p>3.790</text:p>
          </table:table-cell>
          <table:table-cell table:formula="of:=IF([.B70]=&quot;H&quot;;ROUND(RAND()*5+25);ROUND(RAND()*5+20))" office:value-type="float" office:value="26" calcext:value-type="float">
            <text:p>26</text:p>
          </table:table-cell>
          <table:table-cell table:formula="of:=[.E70]-[.G70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1]=&quot;H&quot;;45+ROUND(RAND()*10);42+ROUND(RAND()*10))" office:value-type="float" office:value="48" calcext:value-type="float">
            <text:p>48</text:p>
          </table:table-cell>
          <table:table-cell table:formula="of:=IF([.B71]=&quot;H&quot;;3+ROUND(RAND();2);2.8+ROUND(RAND();2))" office:value-type="float" office:value="3.24" calcext:value-type="float">
            <text:p>3.240</text:p>
          </table:table-cell>
          <table:table-cell table:formula="of:=IF([.B71]=&quot;H&quot;;ROUND(RAND()*5+25);ROUND(RAND()*5+20))" office:value-type="float" office:value="25" calcext:value-type="float">
            <text:p>25</text:p>
          </table:table-cell>
          <table:table-cell table:formula="of:=[.E71]-[.G7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2]=&quot;H&quot;;45+ROUND(RAND()*10);42+ROUND(RAND()*10))" office:value-type="float" office:value="50" calcext:value-type="float">
            <text:p>50</text:p>
          </table:table-cell>
          <table:table-cell table:formula="of:=IF([.B72]=&quot;H&quot;;3+ROUND(RAND();2);2.8+ROUND(RAND();2))" office:value-type="float" office:value="2.87" calcext:value-type="float">
            <text:p>2.870</text:p>
          </table:table-cell>
          <table:table-cell table:formula="of:=IF([.B72]=&quot;H&quot;;ROUND(RAND()*5+25);ROUND(RAND()*5+20))" office:value-type="float" office:value="21" calcext:value-type="float">
            <text:p>21</text:p>
          </table:table-cell>
          <table:table-cell table:formula="of:=[.E72]-[.G72]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3]=&quot;H&quot;;45+ROUND(RAND()*10);42+ROUND(RAND()*10))" office:value-type="float" office:value="50" calcext:value-type="float">
            <text:p>50</text:p>
          </table:table-cell>
          <table:table-cell table:formula="of:=IF([.B73]=&quot;H&quot;;3+ROUND(RAND();2);2.8+ROUND(RAND();2))" office:value-type="float" office:value="3.89" calcext:value-type="float">
            <text:p>3.890</text:p>
          </table:table-cell>
          <table:table-cell table:formula="of:=IF([.B73]=&quot;H&quot;;ROUND(RAND()*5+25);ROUND(RAND()*5+20))" office:value-type="float" office:value="28" calcext:value-type="float">
            <text:p>28</text:p>
          </table:table-cell>
          <table:table-cell table:formula="of:=[.E73]-[.G73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4]=&quot;H&quot;;45+ROUND(RAND()*10);42+ROUND(RAND()*10))" office:value-type="float" office:value="45" calcext:value-type="float">
            <text:p>45</text:p>
          </table:table-cell>
          <table:table-cell table:formula="of:=IF([.B74]=&quot;H&quot;;3+ROUND(RAND();2);2.8+ROUND(RAND();2))" office:value-type="float" office:value="3.58" calcext:value-type="float">
            <text:p>3.580</text:p>
          </table:table-cell>
          <table:table-cell table:formula="of:=IF([.B74]=&quot;H&quot;;ROUND(RAND()*5+25);ROUND(RAND()*5+20))" office:value-type="float" office:value="21" calcext:value-type="float">
            <text:p>21</text:p>
          </table:table-cell>
          <table:table-cell table:formula="of:=[.E74]-[.G74]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75]=&quot;H&quot;;45+ROUND(RAND()*10);42+ROUND(RAND()*10))" office:value-type="float" office:value="47" calcext:value-type="float">
            <text:p>47</text:p>
          </table:table-cell>
          <table:table-cell table:formula="of:=IF([.B75]=&quot;H&quot;;3+ROUND(RAND();2);2.8+ROUND(RAND();2))" office:value-type="float" office:value="3.22" calcext:value-type="float">
            <text:p>3.220</text:p>
          </table:table-cell>
          <table:table-cell table:formula="of:=IF([.B75]=&quot;H&quot;;ROUND(RAND()*5+25);ROUND(RAND()*5+20))" office:value-type="float" office:value="28" calcext:value-type="float">
            <text:p>28</text:p>
          </table:table-cell>
          <table:table-cell table:formula="of:=[.E75]-[.G75]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6]=&quot;H&quot;;45+ROUND(RAND()*10);42+ROUND(RAND()*10))" office:value-type="float" office:value="53" calcext:value-type="float">
            <text:p>53</text:p>
          </table:table-cell>
          <table:table-cell table:formula="of:=IF([.B76]=&quot;H&quot;;3+ROUND(RAND();2);2.8+ROUND(RAND();2))" office:value-type="float" office:value="3.09" calcext:value-type="float">
            <text:p>3.090</text:p>
          </table:table-cell>
          <table:table-cell table:formula="of:=IF([.B76]=&quot;H&quot;;ROUND(RAND()*5+25);ROUND(RAND()*5+20))" office:value-type="float" office:value="26" calcext:value-type="float">
            <text:p>26</text:p>
          </table:table-cell>
          <table:table-cell table:formula="of:=[.E76]-[.G76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77]=&quot;H&quot;;45+ROUND(RAND()*10);42+ROUND(RAND()*10))" office:value-type="float" office:value="48" calcext:value-type="float">
            <text:p>48</text:p>
          </table:table-cell>
          <table:table-cell table:formula="of:=IF([.B77]=&quot;H&quot;;3+ROUND(RAND();2);2.8+ROUND(RAND();2))" office:value-type="float" office:value="3.3" calcext:value-type="float">
            <text:p>3.300</text:p>
          </table:table-cell>
          <table:table-cell table:formula="of:=IF([.B77]=&quot;H&quot;;ROUND(RAND()*5+25);ROUND(RAND()*5+20))" office:value-type="float" office:value="23" calcext:value-type="float">
            <text:p>23</text:p>
          </table:table-cell>
          <table:table-cell table:formula="of:=[.E77]-[.G7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78]=&quot;H&quot;;45+ROUND(RAND()*10);42+ROUND(RAND()*10))" office:value-type="float" office:value="49" calcext:value-type="float">
            <text:p>49</text:p>
          </table:table-cell>
          <table:table-cell table:formula="of:=IF([.B78]=&quot;H&quot;;3+ROUND(RAND();2);2.8+ROUND(RAND();2))" office:value-type="float" office:value="2.85" calcext:value-type="float">
            <text:p>2.850</text:p>
          </table:table-cell>
          <table:table-cell table:formula="of:=IF([.B78]=&quot;H&quot;;ROUND(RAND()*5+25);ROUND(RAND()*5+20))" office:value-type="float" office:value="22" calcext:value-type="float">
            <text:p>22</text:p>
          </table:table-cell>
          <table:table-cell table:formula="of:=[.E78]-[.G78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79]=&quot;H&quot;;45+ROUND(RAND()*10);42+ROUND(RAND()*10))" office:value-type="float" office:value="43" calcext:value-type="float">
            <text:p>43</text:p>
          </table:table-cell>
          <table:table-cell table:formula="of:=IF([.B79]=&quot;H&quot;;3+ROUND(RAND();2);2.8+ROUND(RAND();2))" office:value-type="float" office:value="2.81" calcext:value-type="float">
            <text:p>2.810</text:p>
          </table:table-cell>
          <table:table-cell table:formula="of:=IF([.B79]=&quot;H&quot;;ROUND(RAND()*5+25);ROUND(RAND()*5+20))" office:value-type="float" office:value="24" calcext:value-type="float">
            <text:p>24</text:p>
          </table:table-cell>
          <table:table-cell table:formula="of:=[.E79]-[.G79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80]=&quot;H&quot;;45+ROUND(RAND()*10);42+ROUND(RAND()*10))" office:value-type="float" office:value="42" calcext:value-type="float">
            <text:p>42</text:p>
          </table:table-cell>
          <table:table-cell table:formula="of:=IF([.B80]=&quot;H&quot;;3+ROUND(RAND();2);2.8+ROUND(RAND();2))" office:value-type="float" office:value="2.89" calcext:value-type="float">
            <text:p>2.890</text:p>
          </table:table-cell>
          <table:table-cell table:formula="of:=IF([.B80]=&quot;H&quot;;ROUND(RAND()*5+25);ROUND(RAND()*5+20))" office:value-type="float" office:value="22" calcext:value-type="float">
            <text:p>22</text:p>
          </table:table-cell>
          <table:table-cell table:formula="of:=[.E80]-[.G8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entin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81]=&quot;H&quot;;45+ROUND(RAND()*10);42+ROUND(RAND()*10))" office:value-type="float" office:value="49" calcext:value-type="float">
            <text:p>49</text:p>
          </table:table-cell>
          <table:table-cell table:formula="of:=IF([.B81]=&quot;H&quot;;3+ROUND(RAND();2);2.8+ROUND(RAND();2))" office:value-type="float" office:value="2.8" calcext:value-type="float">
            <text:p>2.800</text:p>
          </table:table-cell>
          <table:table-cell table:formula="of:=IF([.B81]=&quot;H&quot;;ROUND(RAND()*5+25);ROUND(RAND()*5+20))" office:value-type="float" office:value="24" calcext:value-type="float">
            <text:p>24</text:p>
          </table:table-cell>
          <table:table-cell table:formula="of:=[.E81]-[.G81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gus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82]=&quot;H&quot;;45+ROUND(RAND()*10);42+ROUND(RAND()*10))" office:value-type="float" office:value="51" calcext:value-type="float">
            <text:p>51</text:p>
          </table:table-cell>
          <table:table-cell table:formula="of:=IF([.B82]=&quot;H&quot;;3+ROUND(RAND();2);2.8+ROUND(RAND();2))" office:value-type="float" office:value="3.48" calcext:value-type="float">
            <text:p>3.480</text:p>
          </table:table-cell>
          <table:table-cell table:formula="of:=IF([.B82]=&quot;H&quot;;ROUND(RAND()*5+25);ROUND(RAND()*5+20))" office:value-type="float" office:value="25" calcext:value-type="float">
            <text:p>25</text:p>
          </table:table-cell>
          <table:table-cell table:formula="of:=[.E82]-[.G82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83]=&quot;H&quot;;45+ROUND(RAND()*10);42+ROUND(RAND()*10))" office:value-type="float" office:value="50" calcext:value-type="float">
            <text:p>50</text:p>
          </table:table-cell>
          <table:table-cell table:formula="of:=IF([.B83]=&quot;H&quot;;3+ROUND(RAND();2);2.8+ROUND(RAND();2))" office:value-type="float" office:value="3.03" calcext:value-type="float">
            <text:p>3.030</text:p>
          </table:table-cell>
          <table:table-cell table:formula="of:=IF([.B83]=&quot;H&quot;;ROUND(RAND()*5+25);ROUND(RAND()*5+20))" office:value-type="float" office:value="22" calcext:value-type="float">
            <text:p>22</text:p>
          </table:table-cell>
          <table:table-cell table:formula="of:=[.E83]-[.G83]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84]=&quot;H&quot;;45+ROUND(RAND()*10);42+ROUND(RAND()*10))" office:value-type="float" office:value="48" calcext:value-type="float">
            <text:p>48</text:p>
          </table:table-cell>
          <table:table-cell table:formula="of:=IF([.B84]=&quot;H&quot;;3+ROUND(RAND();2);2.8+ROUND(RAND();2))" office:value-type="float" office:value="3.61" calcext:value-type="float">
            <text:p>3.610</text:p>
          </table:table-cell>
          <table:table-cell table:formula="of:=IF([.B84]=&quot;H&quot;;ROUND(RAND()*5+25);ROUND(RAND()*5+20))" office:value-type="float" office:value="30" calcext:value-type="float">
            <text:p>30</text:p>
          </table:table-cell>
          <table:table-cell table:formula="of:=[.E84]-[.G8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85]=&quot;H&quot;;45+ROUND(RAND()*10);42+ROUND(RAND()*10))" office:value-type="float" office:value="43" calcext:value-type="float">
            <text:p>43</text:p>
          </table:table-cell>
          <table:table-cell table:formula="of:=IF([.B85]=&quot;H&quot;;3+ROUND(RAND();2);2.8+ROUND(RAND();2))" office:value-type="float" office:value="3.25" calcext:value-type="float">
            <text:p>3.250</text:p>
          </table:table-cell>
          <table:table-cell table:formula="of:=IF([.B85]=&quot;H&quot;;ROUND(RAND()*5+25);ROUND(RAND()*5+20))" office:value-type="float" office:value="25" calcext:value-type="float">
            <text:p>25</text:p>
          </table:table-cell>
          <table:table-cell table:formula="of:=[.E85]-[.G85]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86]=&quot;H&quot;;45+ROUND(RAND()*10);42+ROUND(RAND()*10))" office:value-type="float" office:value="52" calcext:value-type="float">
            <text:p>52</text:p>
          </table:table-cell>
          <table:table-cell table:formula="of:=IF([.B86]=&quot;H&quot;;3+ROUND(RAND();2);2.8+ROUND(RAND();2))" office:value-type="float" office:value="3.92" calcext:value-type="float">
            <text:p>3.920</text:p>
          </table:table-cell>
          <table:table-cell table:formula="of:=IF([.B86]=&quot;H&quot;;ROUND(RAND()*5+25);ROUND(RAND()*5+20))" office:value-type="float" office:value="26" calcext:value-type="float">
            <text:p>26</text:p>
          </table:table-cell>
          <table:table-cell table:formula="of:=[.E86]-[.G86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87]=&quot;H&quot;;45+ROUND(RAND()*10);42+ROUND(RAND()*10))" office:value-type="float" office:value="46" calcext:value-type="float">
            <text:p>46</text:p>
          </table:table-cell>
          <table:table-cell table:formula="of:=IF([.B87]=&quot;H&quot;;3+ROUND(RAND();2);2.8+ROUND(RAND();2))" office:value-type="float" office:value="3.98" calcext:value-type="float">
            <text:p>3.980</text:p>
          </table:table-cell>
          <table:table-cell table:formula="of:=IF([.B87]=&quot;H&quot;;ROUND(RAND()*5+25);ROUND(RAND()*5+20))" office:value-type="float" office:value="27" calcext:value-type="float">
            <text:p>27</text:p>
          </table:table-cell>
          <table:table-cell table:formula="of:=[.E87]-[.G8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88]=&quot;H&quot;;45+ROUND(RAND()*10);42+ROUND(RAND()*10))" office:value-type="float" office:value="49" calcext:value-type="float">
            <text:p>49</text:p>
          </table:table-cell>
          <table:table-cell table:formula="of:=IF([.B88]=&quot;H&quot;;3+ROUND(RAND();2);2.8+ROUND(RAND();2))" office:value-type="float" office:value="3.64" calcext:value-type="float">
            <text:p>3.640</text:p>
          </table:table-cell>
          <table:table-cell table:formula="of:=IF([.B88]=&quot;H&quot;;ROUND(RAND()*5+25);ROUND(RAND()*5+20))" office:value-type="float" office:value="25" calcext:value-type="float">
            <text:p>25</text:p>
          </table:table-cell>
          <table:table-cell table:formula="of:=[.E88]-[.G8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89]=&quot;H&quot;;45+ROUND(RAND()*10);42+ROUND(RAND()*10))" office:value-type="float" office:value="44" calcext:value-type="float">
            <text:p>44</text:p>
          </table:table-cell>
          <table:table-cell table:formula="of:=IF([.B89]=&quot;H&quot;;3+ROUND(RAND();2);2.8+ROUND(RAND();2))" office:value-type="float" office:value="3.63" calcext:value-type="float">
            <text:p>3.630</text:p>
          </table:table-cell>
          <table:table-cell table:formula="of:=IF([.B89]=&quot;H&quot;;ROUND(RAND()*5+25);ROUND(RAND()*5+20))" office:value-type="float" office:value="22" calcext:value-type="float">
            <text:p>22</text:p>
          </table:table-cell>
          <table:table-cell table:formula="of:=[.E89]-[.G89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90]=&quot;H&quot;;45+ROUND(RAND()*10);42+ROUND(RAND()*10))" office:value-type="float" office:value="43" calcext:value-type="float">
            <text:p>43</text:p>
          </table:table-cell>
          <table:table-cell table:formula="of:=IF([.B90]=&quot;H&quot;;3+ROUND(RAND();2);2.8+ROUND(RAND();2))" office:value-type="float" office:value="3.07" calcext:value-type="float">
            <text:p>3.070</text:p>
          </table:table-cell>
          <table:table-cell table:formula="of:=IF([.B90]=&quot;H&quot;;ROUND(RAND()*5+25);ROUND(RAND()*5+20))" office:value-type="float" office:value="22" calcext:value-type="float">
            <text:p>22</text:p>
          </table:table-cell>
          <table:table-cell table:formula="of:=[.E90]-[.G90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heni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91]=&quot;H&quot;;45+ROUND(RAND()*10);42+ROUND(RAND()*10))" office:value-type="float" office:value="44" calcext:value-type="float">
            <text:p>44</text:p>
          </table:table-cell>
          <table:table-cell table:formula="of:=IF([.B91]=&quot;H&quot;;3+ROUND(RAND();2);2.8+ROUND(RAND();2))" office:value-type="float" office:value="2.91" calcext:value-type="float">
            <text:p>2.910</text:p>
          </table:table-cell>
          <table:table-cell table:formula="of:=IF([.B91]=&quot;H&quot;;ROUND(RAND()*5+25);ROUND(RAND()*5+20))" office:value-type="float" office:value="21" calcext:value-type="float">
            <text:p>21</text:p>
          </table:table-cell>
          <table:table-cell table:formula="of:=[.E91]-[.G91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92]=&quot;H&quot;;45+ROUND(RAND()*10);42+ROUND(RAND()*10))" office:value-type="float" office:value="49" calcext:value-type="float">
            <text:p>49</text:p>
          </table:table-cell>
          <table:table-cell table:formula="of:=IF([.B92]=&quot;H&quot;;3+ROUND(RAND();2);2.8+ROUND(RAND();2))" office:value-type="float" office:value="2.81" calcext:value-type="float">
            <text:p>2.810</text:p>
          </table:table-cell>
          <table:table-cell table:formula="of:=IF([.B92]=&quot;H&quot;;ROUND(RAND()*5+25);ROUND(RAND()*5+20))" office:value-type="float" office:value="20" calcext:value-type="float">
            <text:p>20</text:p>
          </table:table-cell>
          <table:table-cell table:formula="of:=[.E92]-[.G92]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93]=&quot;H&quot;;45+ROUND(RAND()*10);42+ROUND(RAND()*10))" office:value-type="float" office:value="49" calcext:value-type="float">
            <text:p>49</text:p>
          </table:table-cell>
          <table:table-cell table:formula="of:=IF([.B93]=&quot;H&quot;;3+ROUND(RAND();2);2.8+ROUND(RAND();2))" office:value-type="float" office:value="3.99" calcext:value-type="float">
            <text:p>3.990</text:p>
          </table:table-cell>
          <table:table-cell table:formula="of:=IF([.B93]=&quot;H&quot;;ROUND(RAND()*5+25);ROUND(RAND()*5+20))" office:value-type="float" office:value="26" calcext:value-type="float">
            <text:p>26</text:p>
          </table:table-cell>
          <table:table-cell table:formula="of:=[.E93]-[.G9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94]=&quot;H&quot;;45+ROUND(RAND()*10);42+ROUND(RAND()*10))" office:value-type="float" office:value="49" calcext:value-type="float">
            <text:p>49</text:p>
          </table:table-cell>
          <table:table-cell table:formula="of:=IF([.B94]=&quot;H&quot;;3+ROUND(RAND();2);2.8+ROUND(RAND();2))" office:value-type="float" office:value="2.98" calcext:value-type="float">
            <text:p>2.980</text:p>
          </table:table-cell>
          <table:table-cell table:formula="of:=IF([.B94]=&quot;H&quot;;ROUND(RAND()*5+25);ROUND(RAND()*5+20))" office:value-type="float" office:value="24" calcext:value-type="float">
            <text:p>24</text:p>
          </table:table-cell>
          <table:table-cell table:formula="of:=[.E94]-[.G94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95]=&quot;H&quot;;45+ROUND(RAND()*10);42+ROUND(RAND()*10))" office:value-type="float" office:value="51" calcext:value-type="float">
            <text:p>51</text:p>
          </table:table-cell>
          <table:table-cell table:formula="of:=IF([.B95]=&quot;H&quot;;3+ROUND(RAND();2);2.8+ROUND(RAND();2))" office:value-type="float" office:value="3.84" calcext:value-type="float">
            <text:p>3.840</text:p>
          </table:table-cell>
          <table:table-cell table:formula="of:=IF([.B95]=&quot;H&quot;;ROUND(RAND()*5+25);ROUND(RAND()*5+20))" office:value-type="float" office:value="29" calcext:value-type="float">
            <text:p>29</text:p>
          </table:table-cell>
          <table:table-cell table:formula="of:=[.E95]-[.G95]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96]=&quot;H&quot;;45+ROUND(RAND()*10);42+ROUND(RAND()*10))" office:value-type="float" office:value="49" calcext:value-type="float">
            <text:p>49</text:p>
          </table:table-cell>
          <table:table-cell table:formula="of:=IF([.B96]=&quot;H&quot;;3+ROUND(RAND();2);2.8+ROUND(RAND();2))" office:value-type="float" office:value="3.2" calcext:value-type="float">
            <text:p>3.200</text:p>
          </table:table-cell>
          <table:table-cell table:formula="of:=IF([.B96]=&quot;H&quot;;ROUND(RAND()*5+25);ROUND(RAND()*5+20))" office:value-type="float" office:value="29" calcext:value-type="float">
            <text:p>29</text:p>
          </table:table-cell>
          <table:table-cell table:formula="of:=[.E96]-[.G9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97]=&quot;H&quot;;45+ROUND(RAND()*10);42+ROUND(RAND()*10))" office:value-type="float" office:value="45" calcext:value-type="float">
            <text:p>45</text:p>
          </table:table-cell>
          <table:table-cell table:formula="of:=IF([.B97]=&quot;H&quot;;3+ROUND(RAND();2);2.8+ROUND(RAND();2))" office:value-type="float" office:value="2.8" calcext:value-type="float">
            <text:p>2.800</text:p>
          </table:table-cell>
          <table:table-cell table:formula="of:=IF([.B97]=&quot;H&quot;;ROUND(RAND()*5+25);ROUND(RAND()*5+20))" office:value-type="float" office:value="23" calcext:value-type="float">
            <text:p>23</text:p>
          </table:table-cell>
          <table:table-cell table:formula="of:=[.E97]-[.G9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98]=&quot;H&quot;;45+ROUND(RAND()*10);42+ROUND(RAND()*10))" office:value-type="float" office:value="44" calcext:value-type="float">
            <text:p>44</text:p>
          </table:table-cell>
          <table:table-cell table:formula="of:=IF([.B98]=&quot;H&quot;;3+ROUND(RAND();2);2.8+ROUND(RAND();2))" office:value-type="float" office:value="3.05" calcext:value-type="float">
            <text:p>3.050</text:p>
          </table:table-cell>
          <table:table-cell table:formula="of:=IF([.B98]=&quot;H&quot;;ROUND(RAND()*5+25);ROUND(RAND()*5+20))" office:value-type="float" office:value="23" calcext:value-type="float">
            <text:p>23</text:p>
          </table:table-cell>
          <table:table-cell table:formula="of:=[.E98]-[.G98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rce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99]=&quot;H&quot;;45+ROUND(RAND()*10);42+ROUND(RAND()*10))" office:value-type="float" office:value="47" calcext:value-type="float">
            <text:p>47</text:p>
          </table:table-cell>
          <table:table-cell table:formula="of:=IF([.B99]=&quot;H&quot;;3+ROUND(RAND();2);2.8+ROUND(RAND();2))" office:value-type="float" office:value="3.1" calcext:value-type="float">
            <text:p>3.100</text:p>
          </table:table-cell>
          <table:table-cell table:formula="of:=IF([.B99]=&quot;H&quot;;ROUND(RAND()*5+25);ROUND(RAND()*5+20))" office:value-type="float" office:value="22" calcext:value-type="float">
            <text:p>22</text:p>
          </table:table-cell>
          <table:table-cell table:formula="of:=[.E99]-[.G99]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Dar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0]=&quot;H&quot;;45+ROUND(RAND()*10);42+ROUND(RAND()*10))" office:value-type="float" office:value="50" calcext:value-type="float">
            <text:p>50</text:p>
          </table:table-cell>
          <table:table-cell table:formula="of:=IF([.B100]=&quot;H&quot;;3+ROUND(RAND();2);2.8+ROUND(RAND();2))" office:value-type="float" office:value="3.21" calcext:value-type="float">
            <text:p>3.210</text:p>
          </table:table-cell>
          <table:table-cell table:formula="of:=IF([.B100]=&quot;H&quot;;ROUND(RAND()*5+25);ROUND(RAND()*5+20))" office:value-type="float" office:value="28" calcext:value-type="float">
            <text:p>28</text:p>
          </table:table-cell>
          <table:table-cell table:formula="of:=[.E100]-[.G100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3" calcext:value-type="float">
            <text:p>1213</text:p>
          </table:table-cell>
          <table:table-cell table:formula="of:=IF([.B101]=&quot;H&quot;;45+ROUND(RAND()*10);42+ROUND(RAND()*10))" office:value-type="float" office:value="51" calcext:value-type="float">
            <text:p>51</text:p>
          </table:table-cell>
          <table:table-cell table:formula="of:=IF([.B101]=&quot;H&quot;;3+ROUND(RAND();2);2.8+ROUND(RAND();2))" office:value-type="float" office:value="3.77" calcext:value-type="float">
            <text:p>3.770</text:p>
          </table:table-cell>
          <table:table-cell table:formula="of:=IF([.B101]=&quot;H&quot;;ROUND(RAND()*5+25);ROUND(RAND()*5+20))" office:value-type="float" office:value="21" calcext:value-type="float">
            <text:p>21</text:p>
          </table:table-cell>
          <table:table-cell table:formula="of:=[.E101]-[.G101]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102]=&quot;H&quot;;45+ROUND(RAND()*10);42+ROUND(RAND()*10))" office:value-type="float" office:value="49" calcext:value-type="float">
            <text:p>49</text:p>
          </table:table-cell>
          <table:table-cell table:formula="of:=IF([.B102]=&quot;H&quot;;3+ROUND(RAND();2);2.8+ROUND(RAND();2))" office:value-type="float" office:value="3.57" calcext:value-type="float">
            <text:p>3.570</text:p>
          </table:table-cell>
          <table:table-cell table:formula="of:=IF([.B102]=&quot;H&quot;;ROUND(RAND()*5+25);ROUND(RAND()*5+20))" office:value-type="float" office:value="29" calcext:value-type="float">
            <text:p>29</text:p>
          </table:table-cell>
          <table:table-cell table:formula="of:=[.E102]-[.G102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3]=&quot;H&quot;;45+ROUND(RAND()*10);42+ROUND(RAND()*10))" office:value-type="float" office:value="49" calcext:value-type="float">
            <text:p>49</text:p>
          </table:table-cell>
          <table:table-cell table:formula="of:=IF([.B103]=&quot;H&quot;;3+ROUND(RAND();2);2.8+ROUND(RAND();2))" office:value-type="float" office:value="3.01" calcext:value-type="float">
            <text:p>3.010</text:p>
          </table:table-cell>
          <table:table-cell table:formula="of:=IF([.B103]=&quot;H&quot;;ROUND(RAND()*5+25);ROUND(RAND()*5+20))" office:value-type="float" office:value="26" calcext:value-type="float">
            <text:p>26</text:p>
          </table:table-cell>
          <table:table-cell table:formula="of:=[.E103]-[.G10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Sandia" calcext:value-type="string">
            <text:p>Sand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4]=&quot;H&quot;;45+ROUND(RAND()*10);42+ROUND(RAND()*10))" office:value-type="float" office:value="50" calcext:value-type="float">
            <text:p>50</text:p>
          </table:table-cell>
          <table:table-cell table:formula="of:=IF([.B104]=&quot;H&quot;;3+ROUND(RAND();2);2.8+ROUND(RAND();2))" office:value-type="float" office:value="3.29" calcext:value-type="float">
            <text:p>3.290</text:p>
          </table:table-cell>
          <table:table-cell table:formula="of:=IF([.B104]=&quot;H&quot;;ROUND(RAND()*5+25);ROUND(RAND()*5+20))" office:value-type="float" office:value="20" calcext:value-type="float">
            <text:p>20</text:p>
          </table:table-cell>
          <table:table-cell table:formula="of:=[.E104]-[.G10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c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5]=&quot;H&quot;;45+ROUND(RAND()*10);42+ROUND(RAND()*10))" office:value-type="float" office:value="48" calcext:value-type="float">
            <text:p>48</text:p>
          </table:table-cell>
          <table:table-cell table:formula="of:=IF([.B105]=&quot;H&quot;;3+ROUND(RAND();2);2.8+ROUND(RAND();2))" office:value-type="float" office:value="3.47" calcext:value-type="float">
            <text:p>3.470</text:p>
          </table:table-cell>
          <table:table-cell table:formula="of:=IF([.B105]=&quot;H&quot;;ROUND(RAND()*5+25);ROUND(RAND()*5+20))" office:value-type="float" office:value="24" calcext:value-type="float">
            <text:p>24</text:p>
          </table:table-cell>
          <table:table-cell table:formula="of:=[.E105]-[.G105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6]=&quot;H&quot;;45+ROUND(RAND()*10);42+ROUND(RAND()*10))" office:value-type="float" office:value="47" calcext:value-type="float">
            <text:p>47</text:p>
          </table:table-cell>
          <table:table-cell table:formula="of:=IF([.B106]=&quot;H&quot;;3+ROUND(RAND();2);2.8+ROUND(RAND();2))" office:value-type="float" office:value="3.53" calcext:value-type="float">
            <text:p>3.530</text:p>
          </table:table-cell>
          <table:table-cell table:formula="of:=IF([.B106]=&quot;H&quot;;ROUND(RAND()*5+25);ROUND(RAND()*5+20))" office:value-type="float" office:value="21" calcext:value-type="float">
            <text:p>21</text:p>
          </table:table-cell>
          <table:table-cell table:formula="of:=[.E106]-[.G106]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Ignacius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Euphor" calcext:value-type="string">
            <text:p>Euphor</text:p>
          </table:table-cell>
          <table:table-cell table:formula="of:=1212+ROUND(RAND()*2)-1" office:value-type="float" office:value="1211" calcext:value-type="float">
            <text:p>1211</text:p>
          </table:table-cell>
          <table:table-cell table:formula="of:=IF([.B107]=&quot;H&quot;;45+ROUND(RAND()*10);42+ROUND(RAND()*10))" office:value-type="float" office:value="50" calcext:value-type="float">
            <text:p>50</text:p>
          </table:table-cell>
          <table:table-cell table:formula="of:=IF([.B107]=&quot;H&quot;;3+ROUND(RAND();2);2.8+ROUND(RAND();2))" office:value-type="float" office:value="3.41" calcext:value-type="float">
            <text:p>3.410</text:p>
          </table:table-cell>
          <table:table-cell table:formula="of:=IF([.B107]=&quot;H&quot;;ROUND(RAND()*5+25);ROUND(RAND()*5+20))" office:value-type="float" office:value="28" calcext:value-type="float">
            <text:p>28</text:p>
          </table:table-cell>
          <table:table-cell table:formula="of:=[.E107]-[.G107]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sidore </text:p>
          </table:table-cell>
          <table:table-cell office:value-type="string" calcext:value-type="string">
            <text:p>H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8]=&quot;H&quot;;45+ROUND(RAND()*10);42+ROUND(RAND()*10))" office:value-type="float" office:value="46" calcext:value-type="float">
            <text:p>46</text:p>
          </table:table-cell>
          <table:table-cell table:formula="of:=IF([.B108]=&quot;H&quot;;3+ROUND(RAND();2);2.8+ROUND(RAND();2))" office:value-type="float" office:value="3.88" calcext:value-type="float">
            <text:p>3.880</text:p>
          </table:table-cell>
          <table:table-cell table:formula="of:=IF([.B108]=&quot;H&quot;;ROUND(RAND()*5+25);ROUND(RAND()*5+20))" office:value-type="float" office:value="26" calcext:value-type="float">
            <text:p>26</text:p>
          </table:table-cell>
          <table:table-cell table:formula="of:=[.E108]-[.G10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un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ylia" calcext:value-type="string">
            <text:p>Hylia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09]=&quot;H&quot;;45+ROUND(RAND()*10);42+ROUND(RAND()*10))" office:value-type="float" office:value="51" calcext:value-type="float">
            <text:p>51</text:p>
          </table:table-cell>
          <table:table-cell table:formula="of:=IF([.B109]=&quot;H&quot;;3+ROUND(RAND();2);2.8+ROUND(RAND();2))" office:value-type="float" office:value="2.84" calcext:value-type="float">
            <text:p>2.840</text:p>
          </table:table-cell>
          <table:table-cell table:formula="of:=IF([.B109]=&quot;H&quot;;ROUND(RAND()*5+25);ROUND(RAND()*5+20))" office:value-type="float" office:value="21" calcext:value-type="float">
            <text:p>21</text:p>
          </table:table-cell>
          <table:table-cell table:formula="of:=[.E109]-[.G10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ipr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Kokoro" calcext:value-type="string">
            <text:p>Kokoro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10]=&quot;H&quot;;45+ROUND(RAND()*10);42+ROUND(RAND()*10))" office:value-type="float" office:value="45" calcext:value-type="float">
            <text:p>45</text:p>
          </table:table-cell>
          <table:table-cell table:formula="of:=IF([.B110]=&quot;H&quot;;3+ROUND(RAND();2);2.8+ROUND(RAND();2))" office:value-type="float" office:value="3.53" calcext:value-type="float">
            <text:p>3.530</text:p>
          </table:table-cell>
          <table:table-cell table:formula="of:=IF([.B110]=&quot;H&quot;;ROUND(RAND()*5+25);ROUND(RAND()*5+20))" office:value-type="float" office:value="24" calcext:value-type="float">
            <text:p>24</text:p>
          </table:table-cell>
          <table:table-cell table:formula="of:=[.E110]-[.G110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elia</text:p>
          </table:table-cell>
          <table:table-cell office:value-type="string" calcext:value-type="string">
            <text:p>F</text:p>
          </table:table-cell>
          <table:table-cell table:formula="of:=CHOOSE(INT(RAND()*10)+1; &quot;Kokoro&quot;;&quot;Hylia&quot;;&quot;Sandia&quot;;&quot;Euphor&quot;;&quot;Kokoro&quot;;&quot;Hylia&quot;;&quot;Sandia&quot;;&quot;Euphor&quot;;&quot;Hortusus&quot;;&quot;Kokoro&quot;)" office:value-type="string" office:string-value="Hortusus" calcext:value-type="string">
            <text:p>Hortusus</text:p>
          </table:table-cell>
          <table:table-cell table:formula="of:=1212+ROUND(RAND()*2)-1" office:value-type="float" office:value="1212" calcext:value-type="float">
            <text:p>1212</text:p>
          </table:table-cell>
          <table:table-cell table:formula="of:=IF([.B111]=&quot;H&quot;;45+ROUND(RAND()*10);42+ROUND(RAND()*10))" office:value-type="float" office:value="43" calcext:value-type="float">
            <text:p>43</text:p>
          </table:table-cell>
          <table:table-cell table:formula="of:=IF([.B111]=&quot;H&quot;;3+ROUND(RAND();2);2.8+ROUND(RAND();2))" office:value-type="float" office:value="3.4" calcext:value-type="float">
            <text:p>3.400</text:p>
          </table:table-cell>
          <table:table-cell table:formula="of:=IF([.B111]=&quot;H&quot;;ROUND(RAND()*5+25);ROUND(RAND()*5+20))" office:value-type="float" office:value="22" calcext:value-type="float">
            <text:p>22</text:p>
          </table:table-cell>
          <table:table-cell table:formula="of:=[.E111]-[.G111]" office:value-type="float" office:value="21" calcext:value-type="float">
            <text:p>21</text:p>
          </table:table-cell>
        </table:table-row>
      </table:table>
      <table:named-expressions/>
      <table:database-ranges>
        <table:database-range table:name="__Anonymous_Sheet_DB__0" table:target-range-address="Feuille1.A2:Feuille1.B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9:15:05.5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1:30:36.168000000</meta:creation-date>
    <dc:date>2019-10-14T19:16:24.019000000</dc:date>
    <meta:editing-duration>PT5H19M3S</meta:editing-duration>
    <meta:editing-cycles>7</meta:editing-cycles>
    <meta:generator>LibreOffice/5.4.6.2$Windows_X86_64 LibreOffice_project/4014ce260a04f1026ba855d3b8d91541c224eab8</meta:generator>
    <meta:document-statistic meta:table-count="1" meta:cell-count="888" meta:object-count="0"/>
  </office:meta>
</office:document-meta>
</file>